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position-and-space-mode="label-alignment">
          <style:list-level-label-alignment text:label-followed-by="nothing"/>
        </style:list-level-properties>
      </text:list-level-style-number>
    </text:list-style>
    <style:style style:name="P1" style:parent-style-name="正文" style:master-page-name="MP0" style:family="paragraph">
      <style:paragraph-properties fo:break-before="page" fo:text-align="center" fo:line-height="0.4027in"/>
      <style:text-properties fo:font-size="18pt" style:font-size-asian="18pt" style:font-size-complex="18pt"/>
    </style:style>
    <style:style style:name="P2" style:parent-style-name="正文" style:family="paragraph">
      <style:paragraph-properties fo:text-align="start" fo:line-height="0.4027in"/>
      <style:text-properties fo:font-size="14pt" style:font-size-asian="14pt" style:font-size-complex="14pt"/>
    </style:style>
    <style:style style:name="P3" style:parent-style-name="正文" style:family="paragraph">
      <style:paragraph-properties fo:line-height="0.4027in" fo:text-indent="0.3888in"/>
    </style:style>
    <style:style style:name="T4" style:parent-style-name="默认段落字体" style:family="text">
      <style:text-properties fo:font-size="14pt" style:font-size-asian="14pt" style:font-size-complex="14pt"/>
    </style:style>
    <style:style style:name="T5"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6" style:parent-style-name="默认段落字体" style:family="text">
      <style:text-properties fo:font-size="14pt" style:font-size-asian="14pt" style:font-size-complex="14pt"/>
    </style:style>
    <style:style style:name="T7"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8" style:parent-style-name="默认段落字体" style:family="text">
      <style:text-properties fo:font-size="14pt" style:font-size-asian="14pt" style:font-size-complex="14pt"/>
    </style:style>
    <style:style style:name="T9"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10" style:parent-style-name="默认段落字体" style:family="text">
      <style:text-properties fo:font-size="14pt" style:font-size-asian="14pt" style:font-size-complex="14pt"/>
    </style:style>
    <style:style style:name="T11"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12" style:parent-style-name="默认段落字体" style:family="text">
      <style:text-properties fo:font-size="14pt" style:font-size-asian="14pt" style:font-size-complex="14pt"/>
    </style:style>
    <style:style style:name="T13"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14" style:parent-style-name="默认段落字体" style:family="text">
      <style:text-properties fo:font-size="14pt" style:font-size-asian="14pt" style:font-size-complex="14pt"/>
    </style:style>
    <style:style style:name="T15" style:parent-style-name="默认段落字体" style:family="text">
      <style:text-properties fo:font-size="14pt" style:font-size-asian="14pt" style:font-size-complex="14pt"/>
    </style:style>
    <style:style style:name="T16"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17"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18"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19"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20" style:parent-style-name="默认段落字体" style:family="text">
      <style:text-properties fo:font-size="14pt" style:font-size-asian="14pt" style:font-size-complex="14pt"/>
    </style:style>
    <style:style style:name="P21" style:parent-style-name="正文" style:list-style-name="LFO1" style:family="paragraph">
      <style:paragraph-properties fo:line-height="0.4027in" fo:text-indent="0.3888in"/>
      <style:text-properties fo:font-size="14pt" style:font-size-asian="14pt" style:font-size-complex="14pt"/>
    </style:style>
    <style:style style:name="P22" style:parent-style-name="正文" style:list-style-name="LFO1" style:family="paragraph">
      <style:paragraph-properties fo:line-height="0.4027in" fo:text-indent="0.3888in"/>
      <style:text-properties fo:font-size="14pt" style:font-size-asian="14pt" style:font-size-complex="14pt"/>
    </style:style>
    <style:style style:name="P23" style:parent-style-name="正文" style:family="paragraph">
      <style:paragraph-properties fo:line-height="0.4027in" fo:text-indent="0.3888in"/>
    </style:style>
    <style:style style:name="T24" style:parent-style-name="默认段落字体" style:family="text">
      <style:text-properties fo:font-size="14pt" style:font-size-asian="14pt" style:font-size-complex="14pt"/>
    </style:style>
    <style:style style:name="T25" style:parent-style-name="默认段落字体" style:family="text">
      <style:text-properties fo:font-size="14pt" style:font-size-asian="14pt" style:font-size-complex="14pt"/>
    </style:style>
    <style:style style:name="T26"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27"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28" style:parent-style-name="默认段落字体" style:family="text">
      <style:text-properties fo:font-size="14pt" style:font-size-asian="14pt" style:font-size-complex="14pt"/>
    </style:style>
    <style:style style:name="T29" style:parent-style-name="默认段落字体" style:family="text">
      <style:text-properties fo:font-size="14pt" style:font-size-asian="14pt" style:font-size-complex="14pt"/>
    </style:style>
    <style:style style:name="T30" style:parent-style-name="默认段落字体" style:family="text">
      <style:text-properties fo:font-size="14pt" style:font-size-asian="14pt" style:font-size-complex="14pt"/>
    </style:style>
    <style:style style:name="T31"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32"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33" style:parent-style-name="默认段落字体" style:family="text">
      <style:text-properties fo:font-size="14pt" style:font-size-asian="14pt" style:font-size-complex="14pt"/>
    </style:style>
    <style:style style:name="P34" style:parent-style-name="正文" style:family="paragraph">
      <style:paragraph-properties fo:line-height="0.4027in" fo:text-indent="0.3854in"/>
      <style:text-properties fo:font-size="14pt" style:font-size-asian="14pt" style:font-size-complex="14pt"/>
    </style:style>
    <style:style style:name="P35" style:parent-style-name="正文" style:family="paragraph">
      <style:paragraph-properties fo:line-height="0.4027in" fo:text-indent="0.3854in"/>
      <style:text-properties fo:font-size="14pt" style:font-size-asian="14pt" style:font-size-complex="14pt"/>
    </style:style>
    <style:style style:name="P36" style:parent-style-name="正文" style:family="paragraph">
      <style:paragraph-properties fo:line-height="0.4027in" fo:text-indent="0.3854in"/>
      <style:text-properties fo:font-size="14pt" style:font-size-asian="14pt" style:font-size-complex="14pt"/>
    </style:style>
    <style:style style:name="P37" style:parent-style-name="正文" style:family="paragraph">
      <style:paragraph-properties fo:line-height="0.4027in" fo:text-indent="1.575in"/>
    </style:style>
    <style:style style:name="T38" style:parent-style-name="默认段落字体" style:family="text">
      <style:text-properties fo:font-size="14pt" style:font-size-asian="14pt" style:font-size-complex="14pt"/>
    </style:style>
    <style:style style:name="T39" style:parent-style-name="默认段落字体" style:family="text">
      <style:text-properties fo:font-size="14pt" style:font-size-asian="14pt" style:font-size-complex="14pt"/>
    </style:style>
    <style:style style:name="T40"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41" style:parent-style-name="默认段落字体" style:family="text">
      <style:text-properties fo:font-size="14pt" style:font-size-asian="14pt" style:font-size-complex="14pt"/>
    </style:style>
    <style:style style:name="P42" style:parent-style-name="正文" style:family="paragraph">
      <style:paragraph-properties fo:line-height="0.4027in" fo:text-indent="1.575in"/>
    </style:style>
    <style:style style:name="T43" style:parent-style-name="默认段落字体" style:family="text">
      <style:text-properties fo:font-size="14pt" style:font-size-asian="14pt" style:font-size-complex="14pt"/>
    </style:style>
    <style:style style:name="T44" style:parent-style-name="默认段落字体" style:family="text">
      <style:text-properties fo:font-size="14pt" style:font-size-asian="14pt" style:font-size-complex="14pt"/>
    </style:style>
    <style:style style:name="T45" style:parent-style-name="默认段落字体" style:family="text">
      <style:text-properties fo:font-size="14pt" style:font-size-asian="14pt" style:font-size-complex="14pt"/>
    </style:style>
    <style:style style:name="T46"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47"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48"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49"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50"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51"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T52" style:parent-style-name="默认段落字体" style:family="text">
      <style:text-properties fo:font-size="14pt" style:font-size-asian="14pt" style:font-size-complex="14pt" style:text-underline-type="single" style:text-underline-style="solid" style:text-underline-width="auto" style:text-underline-mode="continuous"/>
    </style:style>
    <style:style style:name="P53" style:parent-style-name="正文" style:family="paragraph">
      <style:paragraph-properties fo:line-height="0.4027in" fo:text-indent="1.575in"/>
    </style:style>
    <style:style style:name="T54" style:parent-style-name="默认段落字体" style:family="text">
      <style:text-properties fo:font-size="14pt" style:font-size-asian="14pt" style:font-size-complex="14pt"/>
    </style:style>
  </office:automatic-styles>
  <office:body>
    <office:text text:use-soft-page-breaks="true">
      <text:p text:style-name="P1">承<text:s/>诺<text:s/>书</text:p>
      <text:p text:style-name="P2">福建路港（集团）有限公司：</text:p>
      <text:p text:style-name="P3"><text:span text:style-name="T4">本人</text:span><text:span text:style-name="T5">王少君</text:span><text:span text:style-name="T6">（身份证号码：</text:span><text:span text:style-name="T7">350521199003182031</text:span><text:span text:style-name="T8">）系路港</text:span><text:span text:style-name="T9">广东</text:span><text:span text:style-name="T10">分公司的实际负责人，因本人计划参加</text:span><text:span text:style-name="T11">横沥镇兴业路升级改造工程</text:span><text:span text:style-name="T12">工程投标，工程造价：</text:span><text:span text:style-name="T13"><text:s/>2557</text:span><text:span text:style-name="T14">万</text:span><text:span text:style-name="T15">元，合作方</text:span><text:span text:style-name="T16">张琪明</text:span><text:span text:style-name="T17"><text:s/>13926338322</text:span><text:span text:style-name="T18">（姓名、手机号码）</text:span><text:span text:style-name="T19"><text:s text:c="3"/></text:span><text:span text:style-name="T20">，为了明晰权责，本人在此郑重作出以下承诺：</text:span></text:p>
      <text:list text:style-name="LFO1" text:continue-numbering="true">
        <text:list-item>
          <text:p text:style-name="P21">本人已向公司申请参加以上项目投标，因该项目造价低于5000万元，我方自愿中标后除执行原合同的情况下另行再向公司缴纳额外5%工程技术管理费；</text:p>
        </text:list-item>
        <text:list-item>
          <text:p text:style-name="P22">若本人未经公司允许或拒绝签署相应投标文书而私自投标的，一经公司核实，本人自愿接受公司作出的任何处罚；</text:p>
        </text:list-item>
      </text:list>
      <text:p text:style-name="P23"><text:span text:style-name="T24">3</text:span><text:span text:style-name="T25">、合作方</text:span><text:span text:style-name="T26">张琪明</text:span><text:span text:style-name="T27"><text:s/></text:span><text:span text:style-name="T28">系该项目实际投资人，其承诺自行施工，由本人全程负责监管。若项目实际投资人与实际施工投资人不一致，本人自愿按中标总造价的</text:span><text:span text:style-name="T29">5%</text:span><text:span text:style-name="T30">作为处罚金上缴公司，或者由公司自行从本人所属项目工程款中扣除，且总公司随时有权终止与本人之间关于</text:span><text:span text:style-name="T31">广东</text:span><text:span text:style-name="T32"><text:s/></text:span><text:span text:style-name="T33">分公司的经营合作，视为本人违约。</text:span></text:p>
      <text:p text:style-name="P34">4、本人同意申报造价5000万以下的项目须在项目报名结束后五个工作日内申报，否则公司可直接拒绝办理相关程序。</text:p>
      <text:p text:style-name="P35">5、如本承诺出现纠纷，本人同意先行协商，协商不成的，任何一方均可向本承诺书签订地人民法院即泉州市丰泽区人民法院起诉。</text:p>
      <text:p text:style-name="P36">特此承诺！</text:p>
      <text:p text:style-name="P37"><text:span text:style-name="T38">承诺人（分</text:span><text:span text:style-name="T39">公司负责人）</text:span><text:span text:style-name="T40"><text:s text:c="11"/></text:span><text:span text:style-name="T41">（签字且按手印）</text:span></text:p>
      <text:p text:style-name="P42"><text:span text:style-name="T43">日</text:span><text:span text:style-name="T44"><text:s text:c="4"/></text:span><text:span text:style-name="T45">期：</text:span><text:span text:style-name="T46">201</text:span><text:span text:style-name="T47">9</text:span><text:span text:style-name="T48">年</text:span><text:span text:style-name="T49">2</text:span><text:span text:style-name="T50">月</text:span><text:span text:style-name="T51">13</text:span><text:span text:style-name="T52">日</text:span></text:p>
      <text:p text:style-name="P53"><text:span text:style-name="T54">签署地点：泉州市丰泽区</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style:letter-kerning="true" fo:font-size="10.5pt" style:font-size-asian="10.5pt" style:font-size-complex="11pt" fo:hyphenate="false"/>
    </style:style>
    <style:style style:name="默认段落字体" style:display-name="默认段落字体" style:family="text"/>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Char" style:display-name="页眉 Char" style:family="text" style:parent-style-name="默认段落字体">
      <style:text-properties fo:font-size="9pt" style:font-size-asian="9pt" style:font-size-complex="9pt"/>
    </style:style>
    <style:style style:name="页脚Char" style:display-name="页脚 Char" style:family="text" style:parent-style-name="默认段落字体">
      <style:text-properties fo:font-size="9pt" style:font-size-asian="9pt" style:font-size-complex="9pt"/>
    </style:style>
    <style:style style:name="批注框文本" style:display-name="批注框文本" style:family="paragraph" style:parent-style-name="正文">
      <style:text-properties fo:font-size="9pt" style:font-size-asian="9pt" style:font-size-complex="9pt" fo:hyphenate="false"/>
    </style:style>
    <style:style style:name="批注框文本Char" style:display-name="批注框文本 Char" style:family="text" style:parent-style-name="默认段落字体">
      <style:text-properties style:letter-kerning="true"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nothing"/>
        </style:list-level-properties>
      </text:list-level-style-number>
    </text:list-style>
    <style:page-layout style:name="PL0">
      <style:page-layout-properties fo:page-width="8.268in" fo:page-height="11.693in" style:print-orientation="portrait" fo:margin-top="1in" fo:margin-left="1.25in" fo:margin-bottom="1in" fo:margin-right="0.589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邹雪芳</meta:initial-creator>
    <dc:creator>段 圭</dc:creator>
    <meta:creation-date>2020-09-20T04:15:00Z</meta:creation-date>
    <dc:date>2020-09-20T04:15:00Z</dc:date>
    <meta:print-date>2018-12-19T12:18:00Z</meta:print-date>
    <meta:template xlink:href="Normal.dotm" xlink:type="simple"/>
    <meta:editing-cycles>2</meta:editing-cycles>
    <meta:editing-duration>PT0S</meta:editing-duration>
    <meta:user-defined meta:name="KSOProductBuildVer">2052-10.1.0.7668</meta:user-defined>
    <meta:document-statistic meta:page-count="1" meta:paragraph-count="1" meta:word-count="88" meta:character-count="594" meta:row-count="4" meta:non-whitespace-character-count="507"/>
  </office:meta>
</office:document-meta>
</file>